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60ef3ab" officeooo:paragraph-rsid="060ef3ab"/>
    </style:style>
    <style:style style:name="P4" style:family="paragraph" style:parent-style-name="Text_20_body">
      <style:text-properties officeooo:rsid="064f4d18" officeooo:paragraph-rsid="066636d5"/>
    </style:style>
    <style:style style:name="P5" style:family="paragraph" style:parent-style-name="Text_20_body">
      <style:text-properties officeooo:rsid="06502aa7" officeooo:paragraph-rsid="066636d5"/>
    </style:style>
    <style:style style:name="P6" style:family="paragraph" style:parent-style-name="Text_20_body">
      <style:paragraph-properties fo:line-height="100%"/>
      <style:text-properties officeooo:rsid="066492f0" officeooo:paragraph-rsid="066492f0"/>
    </style:style>
    <style:style style:name="P7" style:family="paragraph" style:parent-style-name="Text_20_body">
      <style:text-properties officeooo:rsid="061b6d0c" officeooo:paragraph-rsid="066799f0"/>
    </style:style>
    <style:style style:name="P8" style:family="paragraph" style:parent-style-name="Text_20_body">
      <style:text-properties officeooo:rsid="0639dfe1" officeooo:paragraph-rsid="06682187"/>
    </style:style>
    <style:style style:name="P9" style:family="paragraph" style:parent-style-name="Text_20_body">
      <style:text-properties officeooo:rsid="062acc67" officeooo:paragraph-rsid="06682187"/>
    </style:style>
    <style:style style:name="P10" style:family="paragraph" style:parent-style-name="Text_20_body">
      <style:text-properties officeooo:rsid="06681af5" officeooo:paragraph-rsid="06682187"/>
    </style:style>
    <style:style style:name="P11" style:family="paragraph" style:parent-style-name="Text_20_body">
      <style:text-properties officeooo:rsid="066c58af" officeooo:paragraph-rsid="06682187"/>
    </style:style>
    <style:style style:name="P12" style:family="paragraph" style:parent-style-name="Text_20_body">
      <style:text-properties officeooo:paragraph-rsid="06682187"/>
    </style:style>
    <style:style style:name="P13" style:family="paragraph" style:parent-style-name="Text_20_body">
      <style:text-properties officeooo:rsid="067337c4" officeooo:paragraph-rsid="066aebac"/>
    </style:style>
    <style:style style:name="P14" style:family="paragraph" style:parent-style-name="Text_20_body">
      <style:text-properties style:text-position="0% 100%" officeooo:rsid="050f744d" officeooo:paragraph-rsid="066be484"/>
    </style:style>
    <style:style style:name="P15" style:family="paragraph" style:parent-style-name="Text_20_body">
      <style:text-properties officeooo:rsid="0613c620" officeooo:paragraph-rsid="066be484"/>
    </style:style>
    <style:style style:name="P16" style:family="paragraph" style:parent-style-name="Text_20_body">
      <style:text-properties officeooo:rsid="06725373" officeooo:paragraph-rsid="066be484"/>
    </style:style>
    <style:style style:name="P17" style:family="paragraph" style:parent-style-name="Heading_20_2">
      <style:text-properties officeooo:rsid="05735d0c" officeooo:paragraph-rsid="060ef3ab"/>
    </style:style>
    <style:style style:name="P18" style:family="paragraph" style:parent-style-name="Heading_20_2">
      <style:text-properties officeooo:rsid="05735d0c" officeooo:paragraph-rsid="066799f0"/>
    </style:style>
    <style:style style:name="P19" style:family="paragraph" style:parent-style-name="Heading_20_2">
      <style:text-properties officeooo:rsid="061fb025" officeooo:paragraph-rsid="066636d5"/>
    </style:style>
    <style:style style:name="P20" style:family="paragraph" style:parent-style-name="Heading_20_2">
      <style:text-properties officeooo:rsid="061fb025" officeooo:paragraph-rsid="06682187"/>
    </style:style>
    <style:style style:name="P21" style:family="paragraph" style:parent-style-name="Heading_20_2">
      <style:text-properties officeooo:paragraph-rsid="066be484"/>
    </style:style>
    <style:style style:name="P22" style:family="paragraph" style:parent-style-name="Text_20_body">
      <style:paragraph-properties fo:text-align="start" style:justify-single-word="false" style:writing-mode="lr-tb"/>
      <style:text-properties officeooo:rsid="061b6d0c" officeooo:paragraph-rsid="066799f0"/>
    </style:style>
    <style:style style:name="P23" style:family="paragraph" style:parent-style-name="Text_20_body">
      <style:paragraph-properties fo:margin-top="0in" fo:margin-bottom="0in" style:contextual-spacing="false"/>
      <style:text-properties officeooo:rsid="0651be26" officeooo:paragraph-rsid="066636d5"/>
    </style:style>
    <style:style style:name="P24" style:family="paragraph" style:parent-style-name="Text_20_body">
      <style:paragraph-properties fo:margin-top="0in" fo:margin-bottom="0in" style:contextual-spacing="false"/>
      <style:text-properties officeooo:rsid="0653b384" officeooo:paragraph-rsid="066636d5"/>
    </style:style>
    <style:style style:name="P25" style:family="paragraph" style:parent-style-name="Text_20_body">
      <style:paragraph-properties fo:margin-top="0in" fo:margin-bottom="0in" style:contextual-spacing="false"/>
      <style:text-properties officeooo:paragraph-rsid="066636d5"/>
    </style:style>
    <style:style style:name="P26" style:family="paragraph" style:parent-style-name="Text_20_body">
      <style:paragraph-properties fo:margin-top="0in" fo:margin-bottom="0in" style:contextual-spacing="false"/>
      <style:text-properties fo:font-weight="normal" officeooo:rsid="064c9630" officeooo:paragraph-rsid="066636d5" style:font-weight-asian="normal" style:font-weight-complex="normal"/>
    </style:style>
    <style:style style:name="P27" style:family="paragraph" style:parent-style-name="Text_20_body">
      <style:paragraph-properties fo:margin-top="0in" fo:margin-bottom="0in" style:contextual-spacing="false"/>
      <style:text-properties officeooo:rsid="066d7fba" officeooo:paragraph-rsid="06682187"/>
    </style:style>
    <style:style style:name="P28" style:family="paragraph" style:parent-style-name="Text_20_body">
      <style:paragraph-properties fo:margin-top="0in" fo:margin-bottom="0in" style:contextual-spacing="false"/>
      <style:text-properties officeooo:rsid="06725373" officeooo:paragraph-rsid="066be484"/>
    </style:style>
    <style:style style:name="P29" style:family="paragraph" style:parent-style-name="Heading_20_2">
      <style:paragraph-properties fo:margin-top="0in" fo:margin-bottom="0in" style:contextual-spacing="false"/>
      <style:text-properties officeooo:rsid="05735d0c" officeooo:paragraph-rsid="066a1b6c"/>
    </style:style>
    <style:style style:name="P30" style:family="paragraph" style:parent-style-name="Heading_20_2">
      <style:paragraph-properties fo:margin-top="0in" fo:margin-bottom="0in" style:contextual-spacing="false"/>
      <style:text-properties officeooo:rsid="05735d0c" officeooo:paragraph-rsid="066aebac"/>
    </style:style>
    <style:style style:name="P31" style:family="paragraph" style:parent-style-name="Heading_20_2">
      <style:paragraph-properties fo:margin-top="0in" fo:margin-bottom="0in" style:contextual-spacing="false"/>
      <style:text-properties officeooo:paragraph-rsid="066a1b6c"/>
    </style:style>
    <style:style style:name="P32" style:family="paragraph" style:parent-style-name="Heading_20_2">
      <style:paragraph-properties fo:margin-top="0in" fo:margin-bottom="0in" style:contextual-spacing="false"/>
      <style:text-properties style:text-position="0% 100%" officeooo:rsid="0665a25d" officeooo:paragraph-rsid="066aebac"/>
    </style:style>
    <style:style style:name="P33" style:family="paragraph" style:parent-style-name="Text_20_body">
      <style:paragraph-properties fo:text-align="end" style:justify-single-word="false" style:writing-mode="rl-tb"/>
      <style:text-properties fo:font-size="10pt" officeooo:rsid="061d2d74" officeooo:paragraph-rsid="066799f0" style:font-size-asian="10pt" style:font-size-complex="10pt"/>
    </style:style>
    <style:style style:name="P34" style:family="paragraph" style:parent-style-name="Text_20_body">
      <style:paragraph-properties fo:text-align="end" style:justify-single-word="false" style:writing-mode="rl-tb"/>
      <style:text-properties officeooo:rsid="061b6d0c" officeooo:paragraph-rsid="066799f0"/>
    </style:style>
    <style:style style:name="P35" style:family="paragraph" style:parent-style-name="Text_20_body">
      <style:paragraph-properties fo:text-align="end" style:justify-single-word="false" style:writing-mode="rl-tb"/>
      <style:text-properties officeooo:rsid="061d2d74" officeooo:paragraph-rsid="066799f0"/>
    </style:style>
    <style:style style:name="P36" style:family="paragraph" style:parent-style-name="Text_20_body">
      <style:paragraph-properties fo:text-align="end" style:justify-single-word="false" style:writing-mode="rl-tb"/>
      <style:text-properties officeooo:rsid="06725373" officeooo:paragraph-rsid="066be484"/>
    </style:style>
    <style:style style:name="P37" style:family="paragraph" style:parent-style-name="Text_20_body">
      <style:paragraph-properties fo:margin-top="0.0791in" fo:margin-bottom="0.1764in" style:contextual-spacing="false"/>
      <style:text-properties officeooo:rsid="067e0c73" officeooo:paragraph-rsid="066a1b6c"/>
    </style:style>
    <style:style style:name="P38" style:family="paragraph" style:parent-style-name="Text_20_body">
      <style:paragraph-properties fo:margin-top="0.0398in" fo:margin-bottom="0.1366in" style:contextual-spacing="false"/>
      <style:text-properties officeooo:rsid="067e0c73" officeooo:paragraph-rsid="066a1b6c"/>
    </style:style>
    <style:style style:name="P39" style:family="paragraph" style:parent-style-name="Text_20_body">
      <style:paragraph-properties fo:margin-top="0.0398in" fo:margin-bottom="0.1366in" style:contextual-spacing="false"/>
      <style:text-properties officeooo:rsid="067ec5a7" officeooo:paragraph-rsid="066a1b6c"/>
    </style:style>
    <style:style style:name="P40" style:family="paragraph" style:parent-style-name="Heading_20_1">
      <style:paragraph-properties fo:line-height="100%"/>
      <style:text-properties officeooo:rsid="05226f8d" officeooo:paragraph-rsid="04af6545"/>
    </style:style>
    <style:style style:name="P41" style:family="paragraph" style:parent-style-name="Heading_20_2">
      <style:text-properties officeooo:paragraph-rsid="066d38a1"/>
    </style:style>
    <style:style style:name="P42" style:family="paragraph" style:parent-style-name="Standard">
      <style:text-properties officeooo:rsid="06909537" officeooo:paragraph-rsid="066d38a1"/>
    </style:style>
    <style:style style:name="P43" style:family="paragraph" style:parent-style-name="Text_20_body" style:list-style-name="L2">
      <style:text-properties officeooo:rsid="066a32dc" officeooo:paragraph-rsid="06682187"/>
    </style:style>
    <style:style style:name="P44" style:family="paragraph" style:parent-style-name="Text_20_body" style:list-style-name="L2">
      <style:text-properties officeooo:rsid="066b762d" officeooo:paragraph-rsid="06682187"/>
    </style:style>
    <style:style style:name="P45" style:family="paragraph" style:parent-style-name="Text_20_body" style:list-style-name="L2">
      <style:text-properties officeooo:rsid="066c58af" officeooo:paragraph-rsid="06682187"/>
    </style:style>
    <style:style style:name="P46" style:family="paragraph" style:parent-style-name="Text_20_body">
      <style:text-properties fo:font-size="10pt" officeooo:rsid="06546ebc" officeooo:paragraph-rsid="066d38a1" style:font-size-asian="10pt" style:font-size-complex="10pt"/>
    </style:style>
    <style:style style:name="P47" style:family="paragraph" style:parent-style-name="Text_20_body">
      <style:text-properties officeooo:rsid="06546ebc" officeooo:paragraph-rsid="066d38a1"/>
    </style:style>
    <style:style style:name="P48" style:family="paragraph" style:parent-style-name="Text_20_body" style:list-style-name="L1">
      <style:paragraph-properties fo:margin-top="0in" fo:margin-bottom="0in" style:contextual-spacing="false"/>
      <style:text-properties officeooo:rsid="065147a2" officeooo:paragraph-rsid="066636d5"/>
    </style:style>
    <style:style style:name="P49" style:family="paragraph" style:parent-style-name="Text_20_body" style:list-style-name="L4">
      <style:paragraph-properties fo:margin-top="0in" fo:margin-bottom="0in" style:contextual-spacing="false"/>
      <style:text-properties officeooo:rsid="06725373" officeooo:paragraph-rsid="066be484"/>
    </style:style>
    <style:style style:name="P50" style:family="paragraph" style:parent-style-name="Text_20_body" style:list-style-name="L5">
      <style:paragraph-properties fo:margin-top="0in" fo:margin-bottom="0in" style:contextual-spacing="false"/>
      <style:text-properties officeooo:rsid="06546ebc" officeooo:paragraph-rsid="066d38a1"/>
    </style:style>
    <style:style style:name="P51" style:family="paragraph" style:parent-style-name="Text_20_body">
      <style:paragraph-properties fo:margin-top="0in" fo:margin-bottom="0in" style:contextual-spacing="false"/>
      <style:text-properties officeooo:rsid="06546ebc" officeooo:paragraph-rsid="066d38a1"/>
    </style:style>
    <style:style style:name="P52" style:family="paragraph" style:parent-style-name="Text_20_body" style:list-style-name="L3">
      <style:paragraph-properties fo:margin-top="0.0398in" fo:margin-bottom="0.1366in" style:contextual-spacing="false"/>
      <style:text-properties officeooo:rsid="067e0c73" officeooo:paragraph-rsid="066a1b6c"/>
    </style:style>
    <style:style style:name="P53" style:family="paragraph" style:parent-style-name="Text_20_body">
      <style:paragraph-properties fo:text-align="start" style:justify-single-word="false" style:writing-mode="lr-tb"/>
      <style:text-properties style:text-position="0% 100%" fo:font-weight="normal" officeooo:rsid="06546ebc" officeooo:paragraph-rsid="066d38a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610d084" style:font-weight-asian="normal" style:font-weight-complex="normal"/>
    </style:style>
    <style:style style:name="T3" style:family="text">
      <style:text-properties fo:font-weight="normal" officeooo:rsid="061a9274" style:font-weight-asian="normal" style:font-weight-complex="normal"/>
    </style:style>
    <style:style style:name="T4" style:family="text">
      <style:text-properties fo:font-weight="normal" officeooo:rsid="06271f1c" style:font-weight-asian="normal" style:font-weight-complex="normal"/>
    </style:style>
    <style:style style:name="T5" style:family="text">
      <style:text-properties fo:font-weight="normal" officeooo:rsid="063786b4" style:font-weight-asian="normal" style:font-weight-complex="normal"/>
    </style:style>
    <style:style style:name="T6" style:family="text">
      <style:text-properties fo:font-weight="normal" officeooo:rsid="0639dfe1" style:font-weight-asian="normal" style:font-weight-complex="normal"/>
    </style:style>
    <style:style style:name="T7" style:family="text">
      <style:text-properties fo:font-weight="normal" officeooo:rsid="063d949b" style:font-weight-asian="normal" style:font-weight-complex="normal"/>
    </style:style>
    <style:style style:name="T8" style:family="text">
      <style:text-properties fo:font-weight="normal" officeooo:rsid="0666db72" style:font-weight-asian="normal" style:font-weight-complex="normal"/>
    </style:style>
    <style:style style:name="T9" style:family="text">
      <style:text-properties fo:font-weight="normal" officeooo:rsid="0665a25d" style:font-weight-asian="normal" style:font-weight-complex="normal"/>
    </style:style>
    <style:style style:name="T10" style:family="text">
      <style:text-properties fo:font-weight="normal" officeooo:rsid="06681af5" style:font-weight-asian="normal" style:font-weight-complex="normal"/>
    </style:style>
    <style:style style:name="T11" style:family="text">
      <style:text-properties fo:font-weight="normal" officeooo:rsid="05735d0c" style:font-weight-asian="normal" style:font-weight-complex="normal"/>
    </style:style>
    <style:style style:name="T12" style:family="text">
      <style:text-properties fo:font-weight="normal" officeooo:rsid="06725373" style:font-weight-asian="normal" style:font-weight-complex="normal"/>
    </style:style>
    <style:style style:name="T13" style:family="text">
      <style:text-properties fo:font-weight="normal" officeooo:rsid="0618dadd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64268e7" style:font-style-asian="italic" style:font-style-complex="italic"/>
    </style:style>
    <style:style style:name="T16" style:family="text">
      <style:text-properties fo:font-style="italic" officeooo:rsid="066c58af" style:font-style-asian="italic" style:font-style-complex="italic"/>
    </style:style>
    <style:style style:name="T17" style:family="text">
      <style:text-properties fo:font-style="italic" officeooo:rsid="066b762d" style:font-style-asian="italic" style:font-style-complex="italic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officeooo:rsid="060ef3ab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officeooo:rsid="062f9e03"/>
    </style:style>
    <style:style style:name="T23" style:family="text">
      <style:text-properties officeooo:rsid="063786b4"/>
    </style:style>
    <style:style style:name="T24" style:family="text">
      <style:text-properties officeooo:rsid="0639dfe1"/>
    </style:style>
    <style:style style:name="T25" style:family="text">
      <style:text-properties officeooo:rsid="063ba497"/>
    </style:style>
    <style:style style:name="T26" style:family="text">
      <style:text-properties officeooo:rsid="063e2832"/>
    </style:style>
    <style:style style:name="T27" style:family="text">
      <style:text-properties officeooo:rsid="063e997e"/>
    </style:style>
    <style:style style:name="T28" style:family="text">
      <style:text-properties officeooo:rsid="063f8fcf"/>
    </style:style>
    <style:style style:name="T29" style:family="text">
      <style:text-properties officeooo:rsid="064268e7"/>
    </style:style>
    <style:style style:name="T30" style:family="text">
      <style:text-properties officeooo:rsid="064c8dec"/>
    </style:style>
    <style:style style:name="T31" style:family="text">
      <style:text-properties officeooo:rsid="0590f641"/>
    </style:style>
    <style:style style:name="T32" style:family="text">
      <style:text-properties officeooo:rsid="05600163"/>
    </style:style>
    <style:style style:name="T33" style:family="text">
      <style:text-properties officeooo:rsid="065147a2"/>
    </style:style>
    <style:style style:name="T34" style:family="text">
      <style:text-properties officeooo:rsid="0653b384"/>
    </style:style>
    <style:style style:name="T35" style:family="text">
      <style:text-properties style:text-position="0% 100%"/>
    </style:style>
    <style:style style:name="T36" style:family="text">
      <style:text-properties style:text-position="0% 100%" officeooo:rsid="067337c4"/>
    </style:style>
    <style:style style:name="T37" style:family="text">
      <style:text-properties style:text-position="0% 100%" officeooo:rsid="067e0c73"/>
    </style:style>
    <style:style style:name="T38" style:family="text">
      <style:text-properties style:text-position="0% 100%" officeooo:rsid="0665a25d"/>
    </style:style>
    <style:style style:name="T39" style:family="text">
      <style:text-properties officeooo:rsid="0664ec8e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66a32dc" style:font-style-asian="normal" style:font-style-complex="normal"/>
    </style:style>
    <style:style style:name="T42" style:family="text">
      <style:text-properties fo:font-style="normal" officeooo:rsid="066c58af" style:font-style-asian="normal" style:font-style-complex="normal"/>
    </style:style>
    <style:style style:name="T43" style:family="text">
      <style:text-properties fo:font-style="normal" officeooo:rsid="066b762d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style:text-position="sub 58%" fo:font-style="italic" style:font-style-asian="italic" style:font-style-complex="italic"/>
    </style:style>
    <style:style style:name="T46" style:family="text">
      <style:text-properties style:text-position="sub 58%" fo:font-style="italic" officeooo:rsid="066c58af" style:font-style-asian="italic" style:font-style-complex="italic"/>
    </style:style>
    <style:style style:name="T47" style:family="text">
      <style:text-properties officeooo:rsid="066d7fba"/>
    </style:style>
    <style:style style:name="T48" style:family="text">
      <style:text-properties officeooo:rsid="067ec5a7"/>
    </style:style>
    <style:style style:name="T49" style:family="text">
      <style:text-properties officeooo:rsid="0679f0e4"/>
    </style:style>
    <style:style style:name="T50" style:family="text">
      <style:text-properties fo:color="#000000" loext:opacity="100%" style:font-name="Monospace" fo:font-size="12pt" fo:font-style="normal" fo:font-weight="normal" officeooo:rsid="068d044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51" style:family="text">
      <style:text-properties fo:color="#000000" loext:opacity="100%" style:font-name="Monospace" fo:font-size="12pt" fo:font-style="normal" fo:font-weight="normal" officeooo:rsid="06962609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52" style:family="text">
      <style:text-properties officeooo:rsid="05735d0c"/>
    </style:style>
    <style:style style:name="T53" style:family="text">
      <style:text-properties officeooo:rsid="0665a2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מטלה - חלוקת עלויות ומכרזי שירות</text:h>
      <text:p text:style-name="P6"><text:span text:style-name="T39">[</text:span>שאלות שנחתכו בעריכה – לא להגשה<text:span text:style-name="T39">].</text:span></text:p>
      <text:p text:style-name="P17">שאלה <text:span text:style-name="T19">2: חלוקת רוווחי עסק</text:span></text:p>
      <text:p text:style-name="P3">כדי להקים עסק, צריך משקיע ועובדים.</text:p>
      <text:p text:style-name="P3">הרווח של העסק הוא 1000 כפול מספר העובדים.</text:p>
      <text:p text:style-name="P3">לפי ערך שאפלי, איך יתחלקו רווחי העסק בין המשקיע לבין העובדים?</text:p>
      <text:p text:style-name="P3"><text:span text:style-name="T14">הדרכה</text:span>: חשבו קודם את הערך עבור משקיע ועובד אחד, ועבור משקיע ושני עובדים, ואז הכלילו למספר כלשהו של עובדים.</text:p>
      <text:p text:style-name="P18"><text:span text:style-name="T1">שאלה </text:span><text:span text:style-name="T9">4</text:span><text:span text:style-name="T2">: </text:span><text:span text:style-name="T3">פונקציה תת-מודולרית</text:span></text:p>
      <text:p text:style-name="P7"><text:span text:style-name="T20">תזכורת</text:span>: פונקציה v על קבוצות נקראת <text:span text:style-name="T18">תת-מודולרית</text:span> (submodular) אם, לכל שתי קבוצות S,T ולכל איבר i<text:span text:style-name="T29">, יש </text:span><text:span text:style-name="T15">עלות שולית פוחתת</text:span><text:span text:style-name="T29">:</text:span></text:p>
      <text:p text:style-name="P22"><text:s/>If S ≤ T, then <text:s/>v(S U {i}) - v(S) ≥ <text:s/>v(‎T U {i}) - v(T)</text:p>
      <text:p text:style-name="P34"><text:span text:style-name="T20">הגדרה</text:span>: <text:s/>פונקציה v על קבוצות נקראת <text:span text:style-name="T14">תת-חיבורית</text:span> (subadditive) אם, לכל שתי קבוצות S,T:</text:p>
      <text:p text:style-name="P22">v(S U T) ≤ v(S) + v(T)</text:p>
      <text:p text:style-name="P34">א. תנו דוגמה לפונקציה שהיא גם תת-אדיטיבית וגם תת-מודולרית.</text:p>
      <text:p text:style-name="P34">ב. תנו דוגמה לפונקציה שהיא תת-אדיטיבית אבל לא תת-מודולרית.</text:p>
      <text:p text:style-name="P34">ג. תנו דוגמה לפונקציה שהיא לא תת-אדיטיבית ולא תת-מודולרית.</text:p>
      <text:p text:style-name="P34">ד. הוכיחו שכל פונקציה תת-מודולרית היא תת-אדיטיבית.</text:p>
      <text:p text:style-name="P35">אם אתם מסתבכים תסתכלו כאן:<text:span text:style-name="T21"> </text:span><text:a xlink:type="simple" xlink:href="https://en.wikipedia.org/wiki/Utility_functions_on_indivisible_goods" text:style-name="Internet_20_link" text:visited-style-name="Visited_20_Internet_20_Link"><text:span text:style-name="T21">https://en.wikipedia.org/wiki/Utility_functions_on_indivisible_goods</text:span></text:a></text:p>
      <text:p text:style-name="P33"/>
      <text:p text:style-name="P19"><text:span text:style-name="T1">שאלה </text:span><text:span text:style-name="T8">6</text:span><text:span text:style-name="T1">: </text:span><text:span text:style-name="T5">מכרז VCG - איזון תקציבי</text:span></text:p>
      <text:p text:style-name="P4">לפניכם גירסה משופרת של מכרז וק"ג, שאמורה להשיג איזון תקציבי.</text:p>
      <text:p text:style-name="P5">המכרז מקבל כקלט כלל-תשלום <text:span text:style-name="T31">p(S,i), </text:span>ה<text:span text:style-name="T31">קובע, עבור כל תת-קבוצה של נוסעים S, כמה ישלם כל נוסע i אם הקבוצה הזאת היא הקבוצה הנבחרת. </text:span><text:s/><text:span text:style-name="T31">הכלל צריך </text:span>להיות מאוזן-תקציבית - <text:span text:style-name="T32">לכל תת-קבוצה, סכום התשלומים של חברי הקבוצה שווה לעלות הנסיעה של תת-הקבוצה.</text:span></text:p>
      <text:p text:style-name="P25">עבור כל נוסע i וכל תת-קבוצה S, <text:span text:style-name="T33">הערך של i לבחירת הקבוצה S הוא:</text:span></text:p>
      <text:list xml:id="list4188900624" text:style-name="L1">
        <text:list-item>
          <text:p text:style-name="P48">v[i] - p(S,i) אם i נמצא בקבוצה (נסמן ערך זה ב u(i,S)).</text:p>
        </text:list-item>
        <text:list-item>
          <text:p text:style-name="P48">אפס - אם i לא נמצא בקבוצה.</text:p>
        </text:list-item>
      </text:list>
      <text:p text:style-name="P23"><text:span text:style-name="T14">(שימו לב - בגירסה שלמדנו בכיתה, הערך של i לבחירת S היה v[i] אם i נמצא בקבוצה)</text:span>.</text:p>
      <text:p text:style-name="P23"><text:soft-page-break/>בגירסה הזאת אין שחקן המייצג את ה"נהג". </text:p>
      <text:p text:style-name="P23">המכרז בוחר את האפשרותS שבה סכום התועלות - u(i,S) - הוא הגבוה ביותר, ומחשב את התשלום של כל נוסע לפי כלל VCG.</text:p>
      <text:p text:style-name="P23"/>
      <text:p text:style-name="P23">א. <text:span text:style-name="T34">תנו דוגמה עם 2 נוסעים לפעולת המכרז, כאשר כלל-התשלום גובה סכום זהה מכל נוסע.</text:span></text:p>
      <text:p text:style-name="P23"><text:span text:style-name="T34">ב</text:span>. <text:span text:style-name="T34">תנו דוגמה עם 2 נוסעים לפעולת המכרז, כאשר כלל-התשלום גובה מכל נוסע את ערך שאפלי.</text:span></text:p>
      <text:p text:style-name="P24">ג. תנו דוגמה שבה, לכל כלל-תשלום שנבחר, עלול להיות מצב שבו לאחד הנוסעים יש תועלת שלילית (הוא משלם יותר מהערך שלו).</text:p>
      <text:p text:style-name="P26"/>
      <text:p text:style-name="P26"/>
      <text:p text:style-name="P20"><text:span text:style-name="T1">שאלה </text:span><text:span text:style-name="T9">5</text:span><text:span text:style-name="T1">: </text:span><text:span text:style-name="T4">מכר</text:span><text:span text:style-name="T7">ז מולין-שנקר</text:span><text:span text:style-name="T6"> - דוגמאות</text:span></text:p>
      <text:p text:style-name="P8"><text:span text:style-name="T26">א</text:span>. הראו דוגמה עם <text:span text:style-name="T30">2 או 3 שחקנים, שבה כלל-התשלום של שאפלי אינו מונוטוני. הראו את טבלת העלויות, חשבו את ערכי שאפלי לכל תת-קבוצה, והסבירו מדוע זה לא מונוטוני.</text:span></text:p>
      <text:p text:style-name="P8"><text:span text:style-name="T26">ב</text:span>. הראו דוגמה עם <text:span text:style-name="T30">2 או 3 שחקנים</text:span>, שב<text:span text:style-name="T25">ה</text:span> מכרז מולין-שנקר <text:span text:style-name="T27">עם כלל-התשלום של שאפלי </text:span>אינו אמיתי<text:span text:style-name="T27"> (אפשר להיעזר בסעיף א)</text:span>.<text:span text:style-name="T25"> הסבירו בפירוט מה יעשה המכרז בדוגמה זו, ומדוע זה לא אמיתי.</text:span></text:p>
      <text:p text:style-name="P9"><text:span text:style-name="T28">ג</text:span>. <text:span text:style-name="T23">הראו דוגמה עם 2 או 3 שחקנים, שבה </text:span>מכרז מולין-שנקר <text:span text:style-name="T24">עם כלל-התשלום של שאפלי </text:span>אינו יעיל<text:span text:style-name="T22">-פארטו. הסבירו בפירוט מה יעשה המכרז בדוגמה זו, ומדוע זה לא יעיל-פארטו.</text:span></text:p>
      <text:p text:style-name="P12"/>
      <text:p text:style-name="P20"><text:span text:style-name="T1">שאלה </text:span><text:span text:style-name="T8">6</text:span><text:span text:style-name="T1">: </text:span><text:span text:style-name="T5">מכרז </text:span><text:span text:style-name="T10">SN</text:span></text:p>
      <text:p text:style-name="P10"><text:span text:style-name="T14">מכרז SN </text:span><text:span text:style-name="T41">בוחר תת-קבוצה של נוסעים באופן הבא:</text:span></text:p>
      <text:list xml:id="list1421627841" text:style-name="L2">
        <text:list-item>
          <text:p text:style-name="P43"><text:span text:style-name="T44">הרץ VCG</text:span><text:span text:style-name="T40">: בחר את תת-הקבוצה הממקסמת את סכום ערכי-הנוסעים פחות עלות הנהג, וחשב את התשלום </text:span><text:span text:style-name="T16">p</text:span><text:span text:style-name="T46">i</text:span><text:span text:style-name="T42"> </text:span><text:span text:style-name="T43">ש</text:span><text:span text:style-name="T40">כל שחקן </text:span><text:span text:style-name="T16">i</text:span><text:span text:style-name="T42"> </text:span><text:span text:style-name="T43">צריך לשלם </text:span><text:span text:style-name="T40">לפי נוסחת VCG.</text:span></text:p>
        </text:list-item>
        <text:list-item>
          <text:p text:style-name="P43"><text:span text:style-name="T40">חשב את סכום התשלומים של כל השחקנים; </text:span><text:span text:style-name="T43">נסמן סכום זה ב</text:span><text:span text:style-name="T17"> </text:span><text:span text:style-name="T16">S</text:span><text:span text:style-name="T43">.</text:span></text:p>
        </text:list-item>
        <text:list-item>
          <text:p text:style-name="P44"><text:span text:style-name="T40">חשב את העלות של תת-הקבוצה הנבחרת; נסמן עלות זו ב </text:span><text:span text:style-name="T14">C</text:span><text:span text:style-name="T40">.</text:span></text:p>
        </text:list-item>
        <text:list-item>
          <text:p text:style-name="P45">גבה מכל שחקן <text:span text:style-name="T14">i</text:span> תשלום <text:s text:c="4"/><text:span text:style-name="T14">p</text:span><text:span text:style-name="T45">i</text:span>*<text:span text:style-name="T14">C</text:span>/<text:span text:style-name="T14">S</text:span>.</text:p>
        </text:list-item>
      </text:list>
      <text:p text:style-name="P11">מטרת ההכפלה בשלב האחרון היא לוודא שהמכרז הוא מאוזן תקציבית – <text:span text:style-name="T47">סכום התשלומים של כל השחקנים אחרי ההכפלה שווה לעלוּת.</text:span></text:p>
      <text:p text:style-name="P27">א. האם מכרז SN אמיתי? הוכיחו או הפריכו.</text:p>
      <text:p text:style-name="P27">ב. האם מכרז SN יעיל פארטו (בהנחה שכל השחקנים אומרים אמת)? הוכיחו או הפריכו.</text:p>
      <text:p text:style-name="P27"/>
      <text:p text:style-name="P29"><text:span text:style-name="T35">שאלה </text:span><text:span text:style-name="T37">4</text:span><text:span text:style-name="T38">: </text:span><text:span text:style-name="T37">ערך שאפלי-שיוויוני</text:span></text:p>
      <text:p text:style-name="P37">בסקרי דעת-קהל שנעשו לאחרונה, התברר שאנשים רבים נוטים לתמוך בכלל-התשלום הבא, <text:span text:style-name="T48">שנקרא "שאפלי-שיוויוני" (egalitarian-Shapley):</text:span></text:p>
      <text:list xml:id="list1155339675" text:style-name="L3">
        <text:list-item>
          <text:p text:style-name="P52"><text:soft-page-break/>חשב את ערך שאפלי של כל שחקן;</text:p>
        </text:list-item>
        <text:list-item>
          <text:p text:style-name="P52">חשב את העלות הממוצעת לכל שחקן (העלות הכוללת / מספר השחקנים);</text:p>
        </text:list-item>
        <text:list-item>
          <text:p text:style-name="P52">גבה מכל שחקן את הממוצע בין א לבין ב (לדוגמה, אם העלות הכוללת 66, יש שלושה שחקנים, וערך שאפלי שלך הוא 32, אז התשלום שלך יהיה הממוצע בין 66/3 לבין 32, כלומר 27).</text:p>
        </text:list-item>
      </text:list>
      <text:p text:style-name="P38">הוכיחו שכלל-התשלום הזה מקיים בדיוק <text:span text:style-name="T14">שני </text:span>עקרונות מתוך שלושת העקרונות של שאפלי. </text:p>
      <text:p text:style-name="P39">מדוע לדעתכם לא מתקיים העקרון השלישי?</text:p>
      <text:p text:style-name="P31"/>
      <text:p text:style-name="P32"/>
      <text:p text:style-name="P30"><text:span text:style-name="T35">שאלה </text:span><text:span text:style-name="T37">5</text:span><text:span text:style-name="T36">: בעיית מסלול-ההמראה ובעיית שיתוף-הנסיעות</text:span></text:p>
      <text:p text:style-name="P13"><text:span text:style-name="T49">הראו שאפשר להגיע לנוסחה של התשלומים בבעיית מסלול-ההמראה, מתוך הנוסחה של התשלומים בבעיית שיתוף-הנסיעות עם סדר הורדה קבוע (כלומר בעיית </text:span>מסלול-ההמראה <text:span text:style-name="T49">היא </text:span>מקרה פרטי של בעיית שיתוף-הנסיעות<text:span text:style-name="T49">).</text:span></text:p>
      <text:p text:style-name="P13"/>
      <text:p text:style-name="P15"/>
      <text:p text:style-name="P21"><text:span text:style-name="T11">שאלה </text:span><text:span text:style-name="T50">2</text:span><text:span text:style-name="T2">: </text:span><text:span text:style-name="T12">אלגוריתם אקראי לחישוב </text:span><text:span text:style-name="T13">ערך </text:span><text:span text:style-name="T12">שאפלי</text:span></text:p>
      <text:p text:style-name="P28">כזכור, כשמספר השחקנים גדול, חישוב ישיר של ערך שאפלי עלול לקחת הרבה זמן. אחד הפתרונות הוא לחשב את ערך שאפלי בקירוב, ע"י האלגוריתם האקראי הבא:</text:p>
      <text:list xml:id="list2874606377" text:style-name="L4">
        <text:list-item>
          <text:p text:style-name="P49">חזור הרבה פעמים:</text:p>
          <text:list>
            <text:list-item>
              <text:p text:style-name="P49">בחר פרמוטציה אקראית P</text:p>
            </text:list-item>
            <text:list-item>
              <text:p text:style-name="P49">חשב את העלויות השוליות של כל השחקנים בפרמוטציה P</text:p>
            </text:list-item>
          </text:list>
        </text:list-item>
        <text:list-item>
          <text:p text:style-name="P49">חשב את הממוצע של כל העלויות השוליות בחישובים הקודמים.</text:p>
        </text:list-item>
      </text:list>
      <text:p text:style-name="P16">א. כיתבו תוכנית בפייתון המבצעת את האלגוריתם האקראי הנ"ל.</text:p>
      <text:p text:style-name="P16">ב. בידקו את התוכנית שלכם על בעיה כלשהי עם 3 שחקנים (למשל אחת הבעיות שפתרנו בשיעור). עד כמה התוצאות קרובות לתוצאות המדוייקות?</text:p>
      <text:p text:style-name="P36">ג. בידקו את התוכנית שלכם על בעיה כלשהי של עלות מסלול-המראה, עם 30 שחקנים. עד כמה התוצאות קרובות לתוצאות המדוייקות?</text:p>
      <text:p text:style-name="P14"/>
      <text:p text:style-name="P42"/>
      <text:p text:style-name="P41"><text:span text:style-name="T52">שאלה </text:span><text:span text:style-name="T51">5</text:span><text:span text:style-name="T53">: איחוד מפלגות</text:span></text:p>
      <text:p text:style-name="P46">[נכתב לקראת הבחירות לכנסת, אדר א ה'תשע"ט]</text:p>
      <text:p text:style-name="P51">שלוש מפלגות קטנות שוקלות להתאחד למפלגה אחת לקראת הבחירות, אבל הן לא מצליחות להסכים על קביעת המקומות ברשימה המשותפת. סקרי דעת-קהל אמינים מראים ש:</text:p>
      <text:list xml:id="list2140601633" text:style-name="L5">
        <text:list-item>
          <text:p text:style-name="P50">כל אחת מהמפלגות לא עוברת את אחוז החסימה כשהיא רצה לבד.</text:p>
        </text:list-item>
        <text:list-item>
          <text:p text:style-name="P50"><text:soft-page-break/>המפלגה המאוחדת מקבלת 10 מנדטים.</text:p>
        </text:list-item>
        <text:list-item>
          <text:p text:style-name="P50">אם רק מפלגות א+ב מתאחדות, הן מקבלות 4 מנדטים; ב+ג - 5 מנדטים, ג+א - 6 מנדטים.</text:p>
        </text:list-item>
      </text:list>
      <text:p text:style-name="P47">עיזרו למפלגות למצוא פתרון הוגן לחלוקת המקומות בעשיריה הראשונה.</text:p>
      <text:p text:style-name="P5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0-12-16T15:00:51.662000000</dc:date>
    <meta:editing-duration>P12DT3H58M52S</meta:editing-duration>
    <meta:editing-cycles>1453</meta:editing-cycles>
    <meta:document-statistic meta:table-count="0" meta:image-count="0" meta:object-count="0" meta:page-count="4" meta:paragraph-count="69" meta:word-count="877" meta:character-count="4777" meta:non-whitespace-character-count="3972"/>
  </office:meta>
</office:document-meta>
</file>